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officeooo:rsid="0004f5a4" officeooo:paragraph-rsid="0008576b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officeooo:rsid="0004f5a4" officeooo:paragraph-rsid="0004f5a4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officeooo:rsid="00068ff5" officeooo:paragraph-rsid="00068ff5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officeooo:rsid="0008576b" officeooo:paragraph-rsid="0008576b" style:font-size-asian="14pt" style:font-size-complex="14pt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officeooo:rsid="00068ff5"/>
    </style:style>
    <style:style style:name="T3" style:family="text">
      <style:text-properties fo:color="#666666" loext:opacity="100%" officeooo:rsid="00074abf"/>
    </style:style>
    <style:style style:name="T4" style:family="text">
      <style:text-properties fo:color="#666666" loext:opacity="100%" officeooo:rsid="0008576b"/>
    </style:style>
    <style:style style:name="T5" style:family="text">
      <style:text-properties fo:color="#666666" loext:opacity="100%" officeooo:rsid="000b293b"/>
    </style:style>
    <style:style style:name="T6" style:family="text">
      <style:text-properties fo:color="#666666" loext:opacity="100%" officeooo:rsid="000ca24a"/>
    </style:style>
    <style:style style:name="T7" style:family="text">
      <style:text-properties fo:color="#111111" loext:opacity="100%"/>
    </style:style>
    <style:style style:name="T8" style:family="text">
      <style:text-properties fo:color="#111111" loext:opacity="100%" officeooo:rsid="00068f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qsai3-10a <text:span text:style-name="T1">мүлік іиелері бірлестігіне,</text:span> <text:span text:style-name="T1">Бүкіл</text:span> Үиді күтіп ұстауға<text:span text:style-name="T1"> – </text:span>homebank.kz <text:span text:style-name="T1">(халықбанк) немесе</text:span> kaspi.kz <text:span text:style-name="T1">қосымшалары арқылы </text:span><text:span text:style-name="T5">төлем </text:span><text:span text:style-name="T1">жасалады.</text:span><text:span text:style-name="T2"> </text:span></text:p>
      <text:p text:style-name="P2"><text:span text:style-name="T7">Aqsai3-10a</text:span><text:span text:style-name="T1"> – </text:span><text:span text:style-name="T5">деп іздеуде </text:span><text:span text:style-name="T1">жаз</text:span><text:span text:style-name="T5">амыз</text:span><text:span text:style-name="T1">,</text:span></text:p>
      <text:p text:style-name="P2"><text:span text:style-name="T7">Aqsai3-10a миб</text:span><text:span text:style-name="T1"> - үи бірлестігі шығады,</text:span></text:p>
      <text:p text:style-name="P3"><text:span text:style-name="T1">қажетінше жолдар</text:span><text:span text:style-name="T6">д</text:span><text:span text:style-name="T1">ы толтырып - дербесшот, аты жөніңізді, мекенжәиіңізді т.б.</text:span></text:p>
      <text:p text:style-name="P3"><text:span text:style-name="T1">төлемшотта </text:span><text:span text:style-name="T7">төлемге</text:span><text:span text:style-name="T1"> көрсетілген соманы – төлеисіз.</text:span></text:p>
      <text:p text:style-name="P1"><text:span text:style-name="T3"/></text:p>
      <text:p text:style-name="P1"><text:span text:style-name="T3"/></text:p>
      <text:p text:style-name="P4"><text:span text:style-name="T7">За содержание</text:span><text:span text:style-name="T1"> </text:span><text:span text:style-name="T7">всего дома</text:span><text:span text:style-name="T1"> оплачиваются Через приложения - </text:span><text:span text:style-name="T7">homebank.kz</text:span><text:span text:style-name="T1"> (халықбанк) или </text:span><text:span text:style-name="T7">kaspi.kz</text:span><text:span text:style-name="T1"> в объединение собственников имуществ </text:span><text:span text:style-name="T7">Aqsai3-10a</text:span><text:span text:style-name="T1"><text:line-break/>Поиске пишем - </text:span><text:span text:style-name="T7">Aqsai3-10a</text:span><text:span text:style-name="T1">,<text:line-break/>выходит - </text:span><text:span text:style-name="T7">оси Aqsai3-10a</text:span><text:span text:style-name="T1">,<text:line-break/>заполняем запрашиваемые поля - лицевой счет, фио, адрес и т д,<text:line-break/>оплачиваем указанное в квитанции сумму - </text:span><text:span text:style-name="T7">к оплате</text:span><text:span text:style-name="T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kk" fo:country="K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kk" fo:country="K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14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8:02:50.477925375</meta:creation-date>
    <dc:date>2024-10-13T20:05:24.341694085</dc:date>
    <meta:editing-duration>PT5M8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1" meta:paragraph-count="6" meta:word-count="84" meta:character-count="644" meta:non-whitespace-character-count="562"/>
  </office:meta>
</office:document-meta>
</file>